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5.535cm" fo:margin-top="0cm" fo:margin-bottom="0.499cm" table:align="left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min-row-height="2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3.5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5.556cm" table:align="left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40837632" text:id="ct40837632">
          <text:insertion>
            <office:change-info>
              <dc:creator>dani </dc:creator>
              <dc:date>2015-09-11T16:37:00</dc:date>
            </office:change-info>
          </text:insertion>
        </text:changed-region>
        <text:changed-region xml:id="ct40918624" text:id="ct40918624">
          <text:insertion>
            <office:change-info>
              <dc:creator>dani </dc:creator>
              <dc:date>2015-09-11T16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<office:annotation><dc:creator>dani </dc:creator><dc:date>2015-09-11T13:29:37</dc:date><text:p text:style-name="P2"><text:span text:style-name="T1">do table for card in cards</text:span></text:p></office:annotation><text:change-start text:change-id="ct40837632"/>card['title']<text:change-end text:change-id="ct40837632"/></text:p>
          </table:table-cell>
        </table:table-row>
        <table:table-row table:style-name="Table3.2">
          <table:table-cell table:style-name="Table3.A2" office:value-type="string">
            <text:p text:style-name="Table_20_Contents"><office:annotation><dc:creator>dani </dc:creator><dc:date>2015-09-11T13:24:48</dc:date><text:p text:style-name="P2"><text:span text:style-name="T2">do text </text:span></text:p><text:p text:style-name="P2"><text:span text:style-name="T2">from document( at=card['picture'] )</text:span></text:p></office:annotation>i</text:p>
          </table:table-cell>
        </table:table-row>
        <table:table-row table:style-name="Table3.1">
          <table:table-cell table:style-name="Table3.A3" office:value-type="string">
            <text:p text:style-name="Table_20_Contents"><text:change-start text:change-id="ct40918624"/>card['info']<text:change-end text:change-id="ct40918624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6:38:23</dc:date>
    <dc:creator>dani </dc:creator>
    <meta:editing-duration>PT25M22S</meta:editing-duration>
    <meta:editing-cycles>7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